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9a4" officeooo:paragraph-rsid="001ba9a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a9a4" officeooo:paragraph-rsid="001ba9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a9a4" officeooo:paragraph-rsid="001ba9a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e222" officeooo:paragraph-rsid="001d10bb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fc0a" officeooo:paragraph-rsid="001d10b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e222" officeooo:paragraph-rsid="001d10b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10bb" officeooo:paragraph-rsid="001d10b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e9f61" officeooo:paragraph-rsid="001e9f6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9f61" officeooo:paragraph-rsid="001f703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0fd7" officeooo:paragraph-rsid="00210fd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10fd7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6fc0a" officeooo:paragraph-rsid="001d10b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fc0a" officeooo:paragraph-rsid="00210fd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10fd7" officeooo:paragraph-rsid="00210fd7" style:font-weight-asian="normal" style:font-weight-complex="normal"/>
    </style:style>
    <style:style style:name="P15" style:family="paragraph" style:parent-style-name="Text_20_body">
      <style:text-properties officeooo:paragraph-rsid="00210fd7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ba9a4" officeooo:paragraph-rsid="001ba9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ba9a4" officeooo:paragraph-rsid="001ba9a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7e222" officeooo:paragraph-rsid="001d10b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e9f61" officeooo:paragraph-rsid="001e9f6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e9f61" officeooo:paragraph-rsid="001f703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7030" officeooo:paragraph-rsid="001e9f6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10fd7" officeooo:paragraph-rsid="001e9f61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210fd7" officeooo:paragraph-rsid="00210fd7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22e3fb" officeooo:paragraph-rsid="0022e3f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210fd7" officeooo:paragraph-rsid="00210fd7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10fd7" officeooo:paragraph-rsid="00210fd7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2e3fb" officeooo:paragraph-rsid="0022e3fb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2e3fb" officeooo:paragraph-rsid="0026420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4939c" officeooo:paragraph-rsid="0024939c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normal" fo:font-weight="normal" officeooo:rsid="0026420d" officeooo:paragraph-rsid="0026420d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6420d" officeooo:paragraph-rsid="0026420d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fo:font-weight="normal" officeooo:rsid="0024939c" officeooo:paragraph-rsid="0024939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4939c" officeooo:paragraph-rsid="0024939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italic" fo:font-weight="normal" officeooo:rsid="0022e3fb" officeooo:paragraph-rsid="0022e3fb" style:font-style-asian="italic" style:font-weight-asian="normal" style:font-style-complex="italic" style:font-weight-complex="normal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officeooo:rsid="0026420d" officeooo:paragraph-rsid="0026420d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tyle="normal" fo:font-weight="normal" officeooo:rsid="0026420d" officeooo:paragraph-rsid="0026420d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e222" style:font-weight-asian="normal" style:font-weight-complex="normal"/>
    </style:style>
    <style:style style:name="T3" style:family="text">
      <style:text-properties fo:font-weight="normal" officeooo:rsid="001f7030" style:font-weight-asian="normal" style:font-weight-complex="normal"/>
    </style:style>
    <style:style style:name="T4" style:family="text">
      <style:text-properties fo:font-weight="normal" officeooo:rsid="00210fd7" style:font-weight-asian="normal" style:font-weight-complex="normal"/>
    </style:style>
    <style:style style:name="T5" style:family="text">
      <style:text-properties fo:font-weight="normal" officeooo:rsid="0024939c" style:font-weight-asian="normal" style:font-weight-complex="normal"/>
    </style:style>
    <style:style style:name="T6" style:family="text">
      <style:text-properties fo:font-weight="normal" officeooo:rsid="0026420d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10fd7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0fd7" style:font-weight-asian="bold" style:font-weight-complex="bold"/>
    </style:style>
    <style:style style:name="T11" style:family="text">
      <style:text-properties officeooo:rsid="00210fd7"/>
    </style:style>
    <style:style style:name="T12" style:family="text">
      <style:text-properties fo:font-variant="normal" fo:text-transform="none" fo:color="#000000" style:font-name="Liberation Serif" fo:font-size="12pt" fo:letter-spacing="normal" fo:font-style="italic" fo:font-weight="normal" officeooo:rsid="00210fd7" style:font-style-asian="italic" style:font-weight-asian="bold" style:font-style-complex="italic" style:font-weight-complex="bold"/>
    </style:style>
    <style:style style:name="T13" style:family="text">
      <style:text-properties officeooo:rsid="00210fd7" style:font-weight-asian="bold" style:font-weight-complex="bold"/>
    </style:style>
    <style:style style:name="T14" style:family="text">
      <style:text-properties officeooo:rsid="00296d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2005</text:p>
      <text:p text:style-name="P1">Operating Systems</text:p>
      <text:p text:style-name="P1">Review 2</text:p>
      <text:p text:style-name="P1"/>
      <text:p text:style-name="P1"/>
      <text:p text:style-name="P2">Details:</text:p>
      <text:p text:style-name="P3"/>
      <text:p text:style-name="P3">Faculty: Prof. Selvakumar K</text:p>
      <text:p text:style-name="P3">Slot: L55 + L56</text:p>
      <text:p text:style-name="P3">Team Members: 1. Swati S<text:span text:style-name="T14">i</text:span>nghvi – 17BCE2037</text:p>
      <text:p text:style-name="P3"><text:tab/><text:tab/> <text:s text:c="3"/>2. Abhisu Jain – 17BCE0777</text:p>
      <text:p text:style-name="P3"><text:tab/><text:tab/> <text:s text:c="3"/>3. Sameeran Bandishti - 17BCE0267</text:p>
      <text:p text:style-name="P3"/>
      <text:p text:style-name="P17"/>
      <text:p text:style-name="P17"/>
      <text:p text:style-name="P17"/>
      <text:p text:style-name="P3"><text:span text:style-name="T9">Project Title</text:span> : Expect-Lite Program</text:p>
      <text:p text:style-name="P3"/>
      <text:p text:style-name="P5">Abstract:</text:p>
      <text:p text:style-name="P5"><text:tab/></text:p>
      <text:p text:style-name="P5"><text:tab/><text:span text:style-name="T1">A command to create custom command line commands that can be webbed together to create a personalized command line interface. The command will allow users to automate tasks and chain existing commands </text:span><text:span text:style-name="T2">using bash scripts </text:span><text:span text:style-name="T1">which can be executed by a single word. We will also be creating a customized command line interface to exhibit the capabilities of this project.</text:span></text:p>
      <text:p text:style-name="P12"/>
      <text:p text:style-name="P6">Keywords:</text:p>
      <text:p text:style-name="P6"/>
      <text:p text:style-name="P6"><text:tab/><text:span text:style-name="T1">Command Line Interface, Expect-Lite, Bash scripts, Task automation, custom commands</text:span></text:p>
      <text:p text:style-name="P18"/>
      <text:p text:style-name="P7">Introduction:</text:p>
      <text:p text:style-name="P8"><text:tab/></text:p>
      <text:p text:style-name="P8"><text:tab/><text:span text:style-name="T1">A lot of the terminal commands that we use are chained. Meaning, to acheive a particular output, we go through typing a few seperate commands that could very well be combined into a single command. Effectivly automating tasks for the user. </text:span></text:p>
      <text:p text:style-name="P19"/>
      <text:p text:style-name="P20">For example:</text:p>
      <text:p text:style-name="P9"><text:span text:style-name="T1"><text:tab/> When using a python IDE such as pycharm,</text:span><text:span text:style-name="T3"> it is recommended to use a virtual environment to prevent errors due to pycharm’s updates. Every time pycharm is opened, the user has to manually create a new environment. Also, if the project files are present on a storage medium that hasen’t been mounted yet, the disk needs to be mounted and pycharm has to be given access to the mounted disk.</text:span></text:p>
      <text:p text:style-name="P21"><text:tab/>The complete process specified above can be automated and linked to a single command.</text:p>
      <text:p text:style-name="P21"/>
      <text:p text:style-name="P8"><text:span text:style-name="T3"><text:tab/>The major issue with creating said commands is that the process is fairly complex and the aim of this project is to reduce that complexity </text:span><text:span text:style-name="T4">by effectivly automating the task of automating tasks.</text:span></text:p>
      <text:p text:style-name="P22"/>
      <text:p text:style-name="P10"/>
      <text:p text:style-name="P10"/>
      <text:p text:style-name="P10"/>
      <text:p text:style-name="P10"/>
      <text:p text:style-name="P10"/>
      <text:p text:style-name="P10"><text:soft-page-break/>Related Works:</text:p>
      <text:p text:style-name="P10"><text:tab/></text:p>
      <text:p text:style-name="P10"><text:tab/><text:span text:style-name="T1">We have borrowed the aim of this project from </text:span>Expect-Lite<text:span text:style-name="T1">. </text:span></text:p>
      <text:p text:style-name="P10"/>
      <text:p text:style-name="P11"><text:span text:style-name="T13"><text:tab/>“</text:span><text:span text:style-name="T8">E</text:span><text:span text:style-name="T12">xpect-lite is a mature, quick and easy command line automation tool.</text:span></text:p>
      <text:p text:style-name="P25">Written in expect, it is designed to directly map an interactive terminal session into an automation script. expect-lite scripts use special character(s) at the beginning of each line to indicate the action. Basic expect-lite scripts can be created by simply cutting and pasting text from a terminal window into a script, and adding '&gt;' '&lt;' characters. No knowledge of expect is required!”</text:p>
      <text:p text:style-name="P25"/>
      <text:p text:style-name="P15"><text:span text:style-name="T11">Unilike </text:span><text:span text:style-name="T10">Expect-Lite</text:span><text:span text:style-name="T4">, our project will not use ‘expect’ language. Also, the user will be asked to code the bash scripts on a text editor instead of copying and pasting the terminal commands. </text:span><text:line-break/></text:p>
      <text:p text:style-name="P10"/>
      <text:p text:style-name="P10"/>
      <text:p text:style-name="P10">Algorithm:</text:p>
      <text:p text:style-name="P10"/>
      <text:p text:style-name="P14"><text:s/>The following is the algorithm to create a user-defined terminal command :</text:p>
      <text:p text:style-name="P14"/>
      <text:list xml:id="list3027983671" text:style-name="L1">
        <text:list-item>
          <text:p text:style-name="P23">Start</text:p>
        </text:list-item>
        <text:list-item>
          <text:p text:style-name="P24">Open text editor</text:p>
        </text:list-item>
        <text:list-item>
          <text:p text:style-name="P27"><text:span text:style-name="T5">C</text:span><text:span text:style-name="T1">ode the desired bash script</text:span></text:p>
        </text:list-item>
        <text:list-item>
          <text:p text:style-name="P28"><text:span text:style-name="T5">S</text:span><text:span text:style-name="T1">ave it </text:span></text:p>
        </text:list-item>
        <text:list-item>
          <text:p text:style-name="P28"><text:span text:style-name="T6">Ensure that the user has full access to the </text:span><text:span text:style-name="T1">location </text:span><text:span text:style-name="T6">at</text:span><text:span text:style-name="T1"> which the </text:span><text:span text:style-name="T6">file is saved</text:span></text:p>
        </text:list-item>
        <text:list-item>
          <text:p text:style-name="P27"><text:span text:style-name="T6">Ensure t</text:span><text:span text:style-name="T1">hat n</text:span><text:span text:style-name="T6">a</text:span><text:span text:style-name="T1">me </text:span><text:span text:style-name="T6">of the file is the same </text:span><text:span text:style-name="T1">that you want your command to be</text:span></text:p>
        </text:list-item>
        <text:list-item>
          <text:p text:style-name="P27"><text:span text:style-name="T5">O</text:span><text:span text:style-name="T1">pen the properites of the text file and make it executable</text:span></text:p>
        </text:list-item>
        <text:list-item>
          <text:p text:style-name="P29"><text:span text:style-name="T1">Get root permissions </text:span><text:span text:style-name="T6">on the terminal</text:span></text:p>
        </text:list-item>
        <text:list-item>
          <text:p text:style-name="P27"><text:span text:style-name="T6">Use mv command on the terminal to m</text:span><text:span text:style-name="T1">ove this file to </text:span><text:span text:style-name="T7">/usr/bin</text:span></text:p>
        </text:list-item>
        <text:list-item>
          <text:p text:style-name="P30"><text:s/>Close the current terminal window and open a new one </text:p>
        </text:list-item>
        <text:list-item>
          <text:p text:style-name="P32">Stop</text:p>
        </text:list-item>
      </text:list>
      <text:p text:style-name="P33"/>
      <text:p text:style-name="P31">The following is the algorithm of the proposed terminal command:</text:p>
      <text:p text:style-name="P31"/>
      <text:list xml:id="list4099833555" text:style-name="L2">
        <text:list-item>
          <text:p text:style-name="P36">Start</text:p>
        </text:list-item>
        <text:list-item>
          <text:p text:style-name="P36">Wait for command to be called</text:p>
        </text:list-item>
        <text:list-item>
          <text:p text:style-name="P36">Ask user for command name</text:p>
        </text:list-item>
        <text:list-item>
          <text:p text:style-name="P36">Open text editor and allow user to code the bash script</text:p>
        </text:list-item>
        <text:list-item>
          <text:p text:style-name="P36">Save the code with the entered command name /tmp directory</text:p>
        </text:list-item>
        <text:list-item>
          <text:p text:style-name="P36">Run the bash script to ensure there is no error</text:p>
        </text:list-item>
        <text:list-item>
          <text:p text:style-name="P36">Change the permissions of the file and make it executable</text:p>
        </text:list-item>
        <text:list-item>
          <text:p text:style-name="P35"><text:span text:style-name="T1">Move the file to </text:span><text:span text:style-name="T7">usr/bin</text:span></text:p>
        </text:list-item>
        <text:list-item>
          <text:p text:style-name="P36">Close the current terminal window and open a new one</text:p>
        </text:list-item>
        <text:list-item>
          <text:p text:style-name="P36">Stop</text:p>
        </text:list-item>
      </text:list>
      <text:p text:style-name="P34"/>
      <text:p text:style-name="P34"/>
      <text:p text:style-name="P34"/>
      <text:p text:style-name="P34"/>
      <text:p text:style-name="P10"/>
      <text:p text:style-name="P10"/>
      <text:p text:style-name="P13"><text:tab/></text:p>
      <text:p text:style-name="P12"/>
      <text:p text:style-name="P12"><text:soft-page-break/></text:p>
      <text:p text:style-name="P6">References: </text:p>
      <text:p text:style-name="P6"><text:tab/></text:p>
      <text:p text:style-name="P6"><text:tab/> <text:span text:style-name="T7">https://</text:span><text:a xlink:type="simple" xlink:href="http://www.geeksforgeeks.org/" text:style-name="Internet_20_link" text:visited-style-name="Visited_20_Internet_20_Link"><text:span text:style-name="T7">www.geeksforgeeks.org/</text:span></text:a></text:p>
      <text:p text:style-name="P4"><text:tab/> https://expect-lite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1:35:17.379538380</meta:creation-date>
    <dc:date>2018-10-09T17:08:42.320152233</dc:date>
    <meta:editing-duration>PT57M1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3" meta:paragraph-count="57" meta:word-count="583" meta:character-count="3417" meta:non-whitespace-character-count="2866"/>
  </office:meta>
</office:document-meta>
</file>